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LogParser.getEntrySetAs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ngeLogParser.ChangeLogParser( boolean remote , String packageName , List modul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ngeLogParser.ChangeLog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Parser.processDate( final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ngeLogParser.stdout( final String lin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hangeLogParser.processRevision( final String 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ngeLogParser.processFile( final String lin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hangeLogParser.processComment( final String 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angeLogPars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ngeLogParser.saveEn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ngeLogParser.parseDate( final String 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ngeLogParser.processGetPreviousRevision( final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